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Letterhead]</text:p>
      <text:p text:style-name="P2">S. MORAIS,/</text:p>
      <text:p text:style-name="P2">546 N. Fifth St./</text:p>
      <text:p text:style-name="P3">Philadelphia,/</text:p>
      <text:p text:style-name="P2"/>
      <text:p text:style-name="P2">[Page 1]</text:p>
      <text:p text:style-name="P2">For a funeral./</text:p>
      <text:p text:style-name="P2"><text:tab/>The most remarkable illustration of optimism in/ the Jewish religion, is the very initial chapter of the/ Hebrew Bible. <text:s/>Six times we are made to read in it that/ the Creator declared every thing issued from His sovereign/ will, "good", and at the completion of His handiwork/ God put his seal upon it, stamped with the indelible/ words "very good". <text:s/>Why, is this world of ours free from/ evils? <text:s/>Do our eyes rest on frequent causes of satisfact-/-ion, pleasure, and delight? <text:s/>Pessimists will deny that./ <text:s/>Men who use a telescope which may not discover glories,/ but only black spots in the quickening fortifying and cheer-/-ing messenger of light, men who look through a micro-/-scope that may find poison in delicious fruits, insects/ in refreshing drinks, such individuals insist that Moses/ ought to have ended his panoramic description thus:/ "God saw all which He had done, and lo! it was very bad."/ <text:s/>Again: religionists who believe with a firm faith that/ this life is only probationary, and that mortals are pre-/-destined to be tormented, in order that they may be happy/</text:p>
      <text:p text:style-name="P2"/>
      <text:p text:style-name="P2">[Page 2]</text:p>
      <text:p text:style-name="P2">hereafter, contend that gloom and suffering become so,/ that the ladder which leads heavenward, has <text:soft-page-break/>narrow steps,/ round which biting snakes and scorpions are coiling./ <text:s/>Not so we who believe in a God of love, not we who behold/ in nature the product of beneficent Maker, supplying/ inexhaustible springs of delights [Hebrew]/ But leaving aside the beauties that charm our vision,/ the grandeur in nature that fills us with profound reverence,/ can any of us reckon the hours, the days, the weeks, per-/-haps the months and years which greatly flowed, carrying/ us through unruffled tides of prosperity and felicity?/ <text:s/>Ah! we are too apt to recall what gave us pain, and/ become perfectly oblivious of the occasions which brought/ us joy! <text:s/>Hence it is that we have constant mur-/-murings, and few thanksgivings. <text:s/>Nay more,/ we, who may not, like our deceased brother, have ex-/perienced numerous reverses, lament when we should/ offer praises to Providence, for we are fertile in inven-/-tions, very able in magnifying causes for regret. <text:s/>What/ is the love and fidelity of a wife, the endearments of child-/-ren, the respect of the upright, in comparison with the/ gratification attending the possession of wealth?/</text:p>
      <text:p text:style-name="P2"/>
      <text:p text:style-name="P2">[Page 3]</text:p>
      <text:p text:style-name="P2">So we falsely reason; but when I read my bible/ I find that prophets and psalmists and moralists/ in unison of sentiments extol the blessings of home,/ the affection of our life companion, the devotion of/ our sons and daughters, the regard of the righteous,/ deeming them veritable happiness, and content-/ment imperishable riches [Hebrew]/ </text:p>
      <text:p text:style-name="P2"><text:tab/>But then we must die, we cry, we that complain/ of the tribulations which beset us in this life, mourn/ in anticipation because we have to quit it, but what/ of that? <text:s/>Tell an infant that he will grow to be/ a man with bright faculties, capable of rendering/ his tiny being remarkable in future years, famous/ perchance, immortal upon earth. <text:s/>He will not/ realize that possibility, neither can we, children/ of an older growth, realize how the spirit within/ us, the spirit which impels us, for surely there is/ a spirit in man" [Hebrew], the spirit/ without which we would be simply automatons,/ he cannot realize, I say, that we will live in a higher/ and more developped[sic!] existence. <text:s/>But even here,/ to have reached a stage beyond the term usually/</text:p>
      <text:p text:style-name="P2"/>
      <text:p text:style-name="P2">[Page 4]</text:p>
      <text:p text:style-name="P2">allotted to mortals, to have died with light pre-/-monitions, not terrifying, not agonizing, and to have/ passed from earth to heaven instantaneously, is a well/ founded cause for satisfaction. <text:s/>Even more, to feel that/ wife and children and relatives will drop tears of affect-/-ion, that they will embalm the memory of the departed/ in their hearts, that it will remain ineffaceably as that/ of a cherished husband and father and friend, is a foretaste/ of paradise. <text:s/>Well: I shall not intrude upon the sor-/-row of the bereaved, nor will I weary with an oration; I ea-/-gerly wish that my desultory remarks suggested by the me-/-lancholy occasion, may prove some restorative balm to/ those who have lost an object of conjugal and filial/ solicitude. <text:s/>May the mourners derive comfort from the/ belief of our indestructibility, <text:span text:style-name="T2">in</text:span><text:span text:style-name="T3"> from the faith of Moses/ who taught us that God, is the Author of the spirit of all/ flesh and from deeds of goodness. <text:s/>Grant O Lord that/ the soul of Thy servant G V A may have ascended the/ realms of eternity purified of all dross, cleansed by trials,/ imparadised by virtues </text:span><text:span text:style-name="T2">will</text:span><text:span text:style-name="T3"> which it practised while clothed/ in flesh, &amp; in the language of David it may say: "Yea tho'/ I walk through the valley of the shadow of death, I shall fear/ no evil, for Thou (O Lord) art with me" <text:s/>Ame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4:42:08.08</meta:creation-date>
    <meta:document-statistic meta:table-count="0" meta:image-count="0" meta:object-count="0" meta:page-count="3" meta:paragraph-count="74" meta:word-count="969" meta:character-count="6075"/>
    <dc:date>2012-11-06T15:04:51.11</dc:date>
    <meta:editing-duration>PT4M2S</meta:editing-duration>
    <meta:editing-cycles>1</meta:editing-cycles>
    <meta:generator>OpenOffice.org/3.4.1$Win32 OpenOffice.org_project/341m1$Build-9593</meta:generator>
  </office:meta>
</office:document-meta>
</file>